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officeooo:paragraph-rsid="00032e2f"/>
    </style:style>
    <style:style style:name="P2" style:family="paragraph" style:parent-style-name="Standard">
      <style:text-properties officeooo:paragraph-rsid="00032e2f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032e2f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032e2f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51eac" officeooo:paragraph-rsid="00051eac"/>
    </style:style>
    <style:style style:name="T1" style:family="text">
      <style:text-properties officeooo:rsid="00051e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1 </text:p>
      <text:p text:style-name="P2"><text:s/></text:p>
      <text:p text:style-name="P3">Тема: Введення – виведення в С++. Файлові потоки С++. Масиви. Інтегровані середовища розробки програм мовою С++. Робота з репозиторіями на github.com. Засоби інтелектуального налагодження та тестування виконавчого коду. </text:p>
      <text:p text:style-name="P4"/>
      <text:p text:style-name="P4"/>
      <text:p text:style-name="P4">Завдання 1. </text:p>
      <text:p text:style-name="P4"><text:span text:style-name="T1">Умова: </text:span>Задано одновимірний масив А розміру N. Вилучити всі від’ємні елементи масиву. </text:p>
      <text:p text:style-name="P4"/>
      <text:p text:style-name="P5">Код можна подивитися тут: <text:a xlink:type="simple" xlink:href="https://github.com/ironic-andrew/cpp/blob/main/l1/c1.cpp" text:style-name="Internet_20_link" text:visited-style-name="Visited_20_Internet_20_Link">https://github.com/ironic-andrew/cpp/blob/main/l1/c1.cpp</text:a></text:p>
      <text:p text:style-name="P5"/>
      <text:p text:style-name="P5"/>
      <text:p text:style-name="P5">Завдання 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6T09:56:42.698525500</meta:creation-date>
    <dc:date>2025-09-16T10:18:23.907074600</dc:date>
    <meta:editing-duration>PT11M3S</meta:editing-duration>
    <meta:editing-cycles>1</meta:editing-cycles>
    <meta:document-statistic meta:table-count="0" meta:image-count="0" meta:object-count="0" meta:page-count="1" meta:paragraph-count="7" meta:word-count="51" meta:character-count="432" meta:non-whitespace-character-count="381"/>
    <meta:generator>LibreOffice/25.2.5.2$Windows_X86_64 LibreOffice_project/03d19516eb2e1dd5d4ccd751a0d6f35f35e08022</meta:generator>
  </office:meta>
</office:document-meta>
</file>